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056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2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Dosen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5.334cm" svg:x="7.671cm" svg:y="3.861cm">
          <text:p text:style-name="P2"><text:span text:style-name="T1">NI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639cm" svg:y1="5.131cm" svg:x2="7.29cm" svg:y2="5.131cm">
          <text:p/>
        </draw:line>
        <draw:line draw:style-name="gr2" draw:text-style-name="P1" draw:layer="layout" svg:x1="5.64cm" svg:y1="7.931cm" svg:x2="7.291cm" svg:y2="7.931cm">
          <text:p/>
        </draw:line>
        <draw:line draw:style-name="gr2" draw:text-style-name="P1" draw:layer="layout" svg:x1="7.29cm" svg:y1="5.131cm" svg:x2="5.639cm" svg:y2="7.925cm">
          <text:p/>
        </draw:line>
        <draw:line draw:style-name="gr2" draw:text-style-name="P1" draw:layer="layout" svg:x1="8.173cm" svg:y1="5.131cm" svg:x2="10.838cm" svg:y2="5.131cm">
          <text:p/>
        </draw:line>
        <draw:line draw:style-name="gr2" draw:text-style-name="P1" draw:layer="layout" svg:x1="8.175cm" svg:y1="7.931cm" svg:x2="10.84cm" svg:y2="7.931cm">
          <text:p/>
        </draw:line>
        <draw:line draw:style-name="gr2" draw:text-style-name="P1" draw:layer="layout" svg:x1="10.838cm" svg:y1="5.131cm" svg:x2="8.1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  <draw:custom-shape draw:style-name="gr15" draw:text-style-name="P5" draw:layer="layout" svg:width="4.782cm" svg:height="5.334cm" svg:x="11.271cm" svg:y="3.861cm">
          <text:p text:style-name="P2"><text:span text:style-name="T1">Nama Dos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474cm" svg:y1="5.131cm" svg:x2="15.139cm" svg:y2="5.131cm">
          <text:p/>
        </draw:line>
        <draw:line draw:style-name="gr2" draw:text-style-name="P1" draw:layer="layout" svg:x1="12.476cm" svg:y1="7.931cm" svg:x2="15.141cm" svg:y2="7.931cm">
          <text:p/>
        </draw:line>
        <draw:line draw:style-name="gr2" draw:text-style-name="P1" draw:layer="layout" svg:x1="15.139cm" svg:y1="5.131cm" svg:x2="12.474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40:19.749712291</dc:date>
    <meta:editing-duration>PT23M11S</meta:editing-duration>
    <meta:editing-cycles>7</meta:editing-cycles>
    <meta:generator>LibreOffice/5.1.6.2$Linux_x86 LibreOffice_project/10m0$Build-2</meta:generator>
    <meta:document-statistic meta:object-count="29"/>
  </office:meta>
</office:document-meta>
</file>